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15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AUDIO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soft-page-break/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R</text:p>
      <text:p text:style-name="P1"><text:tab/>ENEMY WANDER AI</text:p>
      <text:p text:style-name="P1"/>
      <text:p text:style-name="P1">AUDIO</text:p>
      <text:p text:style-name="P1"><text:tab/>ENVIRONMENT</text:p>
      <text:p text:style-name="P1"><text:tab/><text:tab/>BIRDS, WIND, ETC.</text:p>
      <text:p text:style-name="P1"><text:tab/>MUSIC</text:p>
      <text:p text:style-name="P1"><text:tab/><text:tab/>ADAPTIVE SOUNDTRACK</text:p>
      <text:p text:style-name="P1"><text:tab/>SOUND FX</text:p>
      <text:p text:style-name="P1"><text:tab/><text:tab/>DEATH FX</text:p>
      <text:p text:style-name="P1"><text:tab/><text:tab/>ENEMY SOUNDS</text:p>
      <text:p text:style-name="P1"><text:tab/><text:tab/>FIRE FX</text:p>
      <text:p text:style-name="P1"><text:tab/><text:tab/>HIT FX</text:p>
      <text:p text:style-name="P1"><text:tab/>UI</text:p>
      <text:p text:style-name="P1"><text:tab/><text:tab/>BUTTON PUSHES</text:p>
      <text:p text:style-name="P1"><text:tab/><text:tab/>KEYSTROKES</text:p>
      <text:p text:style-name="P1"><text:tab/><text:tab/>MOUSE CLICKS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soft-page-break/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soft-page-break/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soft-page-break/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<text:tab/>DON'T SHOW DEAD ENEMY HEALTH BARS</text:p>
      <text:p text:style-name="P1"><text:tab/><text:tab/>DON'T SHOW FULL HEALTH BARS</text:p>
      <text:p text:style-name="P1"><text:tab/><text:tab/>HEALTH BARS ALWAYS FACE CAMERA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PUBLIC VARIABLES IS BAD...MMMMKAY!</text:p>
      <text:p text:style-name="P1"><text:tab/><text:tab/>VARIABLE NAMES</text:p>
      <text:p text:style-name="P1"><text:tab/>DOCUMENT NAMING AND FORMATTING</text:p>
      <text:p text:style-name="P1"><text:tab/>FOLDER STRUCTURE</text:p>
      <text:p text:style-name="P1"><text:tab/><text:tab/>ANIMATIONS</text:p>
      <text:p text:style-name="P1"><text:tab/><text:tab/>ASSETPACKS</text:p>
      <text:p text:style-name="P1"><text:tab/><text:tab/>AUDIO</text:p>
      <text:p text:style-name="P1"><text:tab/><text:tab/>PREFABS</text:p>
      <text:p text:style-name="P1"><text:tab/><text:tab/>SCENES</text:p>
      <text:p text:style-name="P1"><text:tab/><text:tab/>SCRIPTS</text:p>
      <text:p text:style-name="P1"><text:tab/>FONTS</text:p>
      <text:p text:style-name="P1"><text:tab/><text:tab/>VERDANA 12</text:p>
      <text:p text:style-name="P1"><text:tab/>GITHUB</text:p>
      <text:p text:style-name="P1"><text:tab/><text:tab/>GITIGNORE</text:p>
      <text:p text:style-name="P1"><text:tab/><text:tab/><text:tab/>USE UNITY STANDARD IGNORE</text:p>
      <text:p text:style-name="P1"><text:tab/><text:tab/><text:tab/>IGNORE ASSETPACKS</text:p>
      <text:p text:style-name="P1"><text:tab/><text:tab/>UNITY GITHUB INTEGRATION</text:p>
      <text:p text:style-name="P1"><text:tab/><text:tab/><text:tab/>GITHUB PLUGIN</text:p>
      <text:p text:style-name="P1"><text:tab/><text:tab/><text:tab/><text:tab/>LOCKING IN USE FILES</text:p>
      <text:p text:style-name="P1"><text:soft-page-break/><text:tab/>MEETING SCHEDULES (WEEKLY?)</text:p>
      <text:p text:style-name="P1"><text:tab/>UNITY VERSION</text:p>
      <text:p text:style-name="P1"><text:tab/><text:tab/>INCREMENTAL GARBAGE COLLECTION (PLAYER SETTINGS)</text:p>
      <text:p text:style-name="P1"><text:tab/>SOURCETREE</text:p>
      <text:p text:style-name="P1"><text:tab/>SPELLING</text:p>
      <text:p text:style-name="P1"><text:tab/><text:tab/>- US SPELLING (UNFORTUNATELY)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17T00:51:18.56</dc:date>
    <dc:creator>Andrew P</dc:creator>
    <meta:editing-duration>P5DT19H1M16S</meta:editing-duration>
    <meta:editing-cycles>20</meta:editing-cycles>
    <meta:document-statistic meta:table-count="0" meta:image-count="0" meta:object-count="0" meta:page-count="6" meta:paragraph-count="230" meta:word-count="556" meta:character-count="4038"/>
  </office:meta>
</office:document-meta>
</file>